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11c48" officeooo:paragraph-rsid="00011c48"/>
    </style:style>
    <style:style style:name="P2" style:family="paragraph" style:parent-style-name="Standard">
      <style:paragraph-properties fo:text-align="justify" style:justify-single-word="false"/>
      <style:text-properties fo:language="en" fo:country="US" officeooo:rsid="0007ecf7" officeooo:paragraph-rsid="0007ecf7"/>
    </style:style>
    <style:style style:name="T1" style:family="text">
      <style:text-properties officeooo:rsid="00034525"/>
    </style:style>
    <style:style style:name="T2" style:family="text">
      <style:text-properties officeooo:rsid="00046552"/>
    </style:style>
    <style:style style:name="T3" style:family="text">
      <style:text-properties fo:language="ru" fo:country="RU"/>
    </style:style>
    <style:style style:name="T4" style:family="text">
      <style:text-properties fo:language="ru" fo:country="RU" officeooo:rsid="0007a0a8"/>
    </style:style>
    <style:style style:name="T5" style:family="text">
      <style:text-properties officeooo:rsid="0007a0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notation</text:p>
      <text:p text:style-name="P2">This part of the article addresses the subject of privacy problems while organizing drone deliveries from vendors to customers. Analysis of current drone delivery systems is given. <text:s/>Particular attention is given to possible privacy problems. Demonstration of said problems provided on series of examples. Possible solution approach is given and related work is stated.</text:p>
      <text:p text:style-name="P2"/>
      <text:p text:style-name="P2"><text:tab/><text:tab/><text:tab/><text:tab/><text:tab/><text:tab/>Summary</text:p>
      <text:p text:style-name="P2">This part of the article addressed the subject of privacy problems while organizing drone deliveries from vendors to customers. Analysis of current drone delivery systems is was conducted and as a result, conclusions were drawn that despite the fact that the field of delivery by drones is quite new, there are already several companies (Walmart, Zipline, Wahlgrens, Wing) using this technology. Conclusions are drawn about the existence of companies specializing in the drone deliveries. Two examples were given that when a shipment is delivered from a seller to a buyer, personal data (such as address or type of item) may be intercepted by a third party. As a potential solution to the problem, two methods with examples were proposed - privacy through aggregation, when the drone delivers several different goods at once to several different clients, and privacy through false sellers, when the drone makes stops on the way to the client without picking up goods. Examples of related papers were cited where it was emphasized that this paper takes a more in-depth look at and formalizes client privacy strateg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4T02:10:06.645000000</meta:creation-date>
    <meta:editing-duration>PT29M34S</meta:editing-duration>
    <meta:editing-cycles>5</meta:editing-cycles>
    <meta:generator>LibreOffice/7.1.3.2$Windows_X86_64 LibreOffice_project/47f78053abe362b9384784d31a6e56f8511eb1c1</meta:generator>
    <dc:date>2022-04-18T05:37:22.403000000</dc:date>
    <meta:document-statistic meta:table-count="0" meta:image-count="0" meta:object-count="0" meta:page-count="1" meta:paragraph-count="4" meta:word-count="236" meta:character-count="1508" meta:non-whitespace-character-count="1269"/>
  </office:meta>
</office:document-meta>
</file>